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Roboto" svg:font-family="Roboto" style:font-family-generic="roman" style:font-pitch="variable"/>
    <style:font-face style:name="Varela Round" svg:font-family="'Varela Round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  <style:font-face style:name="Varela Round1" svg:font-family="'Varela Round'" style:font-family-generic="system" style:font-pitch="variable"/>
  </office:font-face-decls>
  <office:automatic-styles>
    <style:style style:name="P1" style:family="paragraph" style:parent-style-name="normal">
      <style:paragraph-properties fo:margin-top="0.1665in" fo:margin-bottom="0.1665in" loext:contextual-spacing="false" fo:line-height="100%"/>
    </style:style>
    <style:style style:name="P2" style:family="paragraph" style:parent-style-name="normal">
      <style:paragraph-properties fo:margin-top="0.1665in" fo:margin-bottom="0.1665in" loext:contextual-spacing="false" fo:line-height="100%" fo:break-before="auto" fo:break-after="auto"/>
      <style:text-properties fo:font-weight="bold" style:font-weight-asian="bold"/>
    </style:style>
    <style:style style:name="P3" style:family="paragraph" style:parent-style-name="normal">
      <style:paragraph-properties fo:margin-top="0.1665in" fo:margin-bottom="0.1665in" loext:contextual-spacing="false" fo:line-height="100%" fo:break-before="auto" fo:break-after="auto"/>
    </style:style>
    <style:style style:name="P4" style:family="paragraph" style:parent-style-name="normal">
      <loext:graphic-properties draw:fill="solid" draw:fill-color="#fff2cc"/>
      <style:paragraph-properties fo:break-before="auto" fo:break-after="auto" fo:background-color="#fff2cc" fo:padding="0in" fo:border="0.99pt solid #000000"/>
    </style:style>
    <style:style style:name="P5" style:family="paragraph" style:parent-style-name="normal">
      <loext:graphic-properties draw:fill="solid" draw:fill-color="#fff2cc"/>
      <style:paragraph-properties fo:break-before="auto" fo:break-after="auto" fo:background-color="#fff2cc" fo:padding="0in" fo:border="0.99pt solid #000000"/>
      <style:text-properties officeooo:rsid="0016f2bc" officeooo:paragraph-rsid="0016f2bc"/>
    </style:style>
    <style:style style:name="P6" style:family="paragraph" style:parent-style-name="normal">
      <loext:graphic-properties draw:fill="solid" draw:fill-color="#fff2cc"/>
      <style:paragraph-properties fo:break-before="auto" fo:break-after="auto" fo:background-color="#fff2cc" fo:padding="0in" fo:border="0.99pt solid #000000"/>
      <style:text-properties officeooo:paragraph-rsid="0016f2bc"/>
    </style:style>
    <style:style style:name="P7" style:family="paragraph" style:parent-style-name="normal">
      <loext:graphic-properties draw:fill="solid" draw:fill-color="#fff2cc"/>
      <style:paragraph-properties fo:break-before="auto" fo:break-after="auto" fo:background-color="#fff2cc" fo:padding="0in" fo:border="0.99pt solid #000000"/>
      <style:text-properties officeooo:rsid="001848d7" officeooo:paragraph-rsid="001848d7"/>
    </style:style>
    <style:style style:name="P8" style:family="paragraph" style:parent-style-name="normal">
      <loext:graphic-properties draw:fill="solid" draw:fill-color="#fff2cc"/>
      <style:paragraph-properties fo:break-before="auto" fo:break-after="auto" fo:background-color="#fff2cc" fo:padding="0in" fo:border="0.99pt solid #000000"/>
      <style:text-properties officeooo:rsid="001b9925" officeooo:paragraph-rsid="001b9925"/>
    </style:style>
    <style:style style:name="P9" style:family="paragraph" style:parent-style-name="normal">
      <loext:graphic-properties draw:fill="solid" draw:fill-color="#fff2cc"/>
      <style:paragraph-properties fo:break-before="auto" fo:break-after="auto" fo:background-color="#fff2cc" fo:padding="0in" fo:border="0.99pt solid #000000"/>
      <style:text-properties officeooo:rsid="001c22a9" officeooo:paragraph-rsid="001c22a9"/>
    </style:style>
    <style:style style:name="P10" style:family="paragraph" style:parent-style-name="normal">
      <loext:graphic-properties draw:fill="solid" draw:fill-color="#fff2cc"/>
      <style:paragraph-properties fo:break-before="auto" fo:break-after="auto" fo:background-color="#fff2cc" fo:padding="0in" fo:border="0.99pt solid #000000"/>
      <style:text-properties officeooo:paragraph-rsid="001c22a9"/>
    </style:style>
    <style:style style:name="P11" style:family="paragraph" style:parent-style-name="normal">
      <loext:graphic-properties draw:fill="solid" draw:fill-color="#fff2cc"/>
      <style:paragraph-properties fo:break-before="auto" fo:break-after="auto" fo:background-color="#fff2cc" fo:padding="0in" fo:border="0.99pt solid #000000"/>
      <style:text-properties officeooo:paragraph-rsid="001dd754"/>
    </style:style>
    <style:style style:name="P12" style:family="paragraph" style:parent-style-name="normal">
      <loext:graphic-properties draw:fill="solid" draw:fill-color="#fff2cc"/>
      <style:paragraph-properties fo:break-before="auto" fo:break-after="auto" fo:background-color="#fff2cc" fo:padding="0in" fo:border="0.99pt solid #000000"/>
      <style:text-properties officeooo:paragraph-rsid="001e1dc0"/>
    </style:style>
    <style:style style:name="P13" style:family="paragraph" style:parent-style-name="normal">
      <style:paragraph-properties fo:break-before="auto" fo:break-after="auto"/>
    </style:style>
    <style:style style:name="P14" style:family="paragraph" style:parent-style-name="normal">
      <style:paragraph-properties fo:margin-top="0.1665in" fo:margin-bottom="0in" loext:contextual-spacing="false" fo:line-height="100%" fo:break-before="auto" fo:break-after="auto"/>
    </style:style>
    <style:style style:name="P15" style:family="paragraph" style:parent-style-name="normal">
      <style:paragraph-properties fo:margin-top="0in" fo:margin-bottom="0.1665in" loext:contextual-spacing="false" fo:line-height="100%" fo:break-before="auto" fo:break-after="auto"/>
      <style:text-properties fo:font-weight="bold" style:font-weight-asian="bold"/>
    </style:style>
    <style:style style:name="P16" style:family="paragraph" style:parent-style-name="normal">
      <loext:graphic-properties draw:fill="solid" draw:fill-color="#fff2cc"/>
      <style:paragraph-properties fo:background-color="#fff2cc" fo:padding="0in" fo:border="0.99pt solid #000000"/>
    </style:style>
    <style:style style:name="P17" style:family="paragraph" style:parent-style-name="normal">
      <loext:graphic-properties draw:fill="solid" draw:fill-color="#fff2cc"/>
      <style:paragraph-properties fo:background-color="#fff2cc" fo:padding="0in" fo:border="0.99pt solid #000000"/>
      <style:text-properties officeooo:rsid="001c22a9" officeooo:paragraph-rsid="001c22a9"/>
    </style:style>
    <style:style style:name="P18" style:family="paragraph" style:parent-style-name="Heading_20_2">
      <style:paragraph-properties fo:margin-top="0.1665in" fo:margin-bottom="0.1665in" loext:contextual-spacing="false" fo:line-height="100%" fo:keep-together="auto" fo:break-before="auto" fo:break-after="auto" fo:keep-with-next="auto"/>
    </style:style>
    <style:style style:name="P19" style:family="paragraph" style:parent-style-name="Heading_20_2">
      <style:paragraph-properties fo:margin-top="0.25in" fo:margin-bottom="0.0555in" loext:contextual-spacing="false" fo:line-height="100%" fo:keep-together="auto" fo:break-before="auto" fo:break-after="auto" fo:keep-with-next="auto"/>
    </style:style>
    <style:style style:name="P20" style:family="paragraph" style:parent-style-name="Heading_20_1" style:master-page-name="Standard">
      <style:paragraph-properties style:page-number="1"/>
    </style:style>
    <style:style style:name="P21" style:family="paragraph" style:parent-style-name="Preformatted_20_Text">
      <loext:graphic-properties draw:fill="solid" draw:fill-color="#fff2cc"/>
      <style:paragraph-properties fo:background-color="#fff2cc" fo:padding="0in" fo:border="0.99pt solid #000000"/>
      <style:text-properties officeooo:paragraph-rsid="00199d3e"/>
    </style:style>
    <style:style style:name="T1" style:family="text">
      <style:text-properties fo:font-size="23pt" fo:font-weight="bold" style:font-size-asian="23pt" style:font-weight-asian="bold" style:font-size-complex="23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666666"/>
    </style:style>
    <style:style style:name="T4" style:family="text">
      <style:text-properties fo:font-weight="bold" style:font-weight-asian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tyle="italic" style:font-style-asian="italic"/>
    </style:style>
    <style:style style:name="T7" style:family="text">
      <style:text-properties fo:font-style="italic" officeooo:rsid="001dd754" style:font-style-asian="italic"/>
    </style:style>
    <style:style style:name="T8" style:family="text">
      <style:text-properties style:font-name="Courier New" style:font-name-asian="Courier New1" style:font-name-complex="Courier New1"/>
    </style:style>
    <style:style style:name="T9" style:family="text">
      <style:text-properties style:font-name="Courier New" officeooo:rsid="001dd754" style:font-name-asian="Courier New1" style:font-name-complex="Courier New1"/>
    </style:style>
    <style:style style:name="T10" style:family="text">
      <style:text-properties style:font-name="Courier New" officeooo:rsid="001e1dc0" style:font-name-asian="Courier New1" style:font-name-complex="Courier New1"/>
    </style:style>
    <style:style style:name="T11" style:family="text">
      <style:text-properties style:font-name="Roboto" style:font-name-asian="Roboto1" style:font-name-complex="Roboto1"/>
    </style:style>
    <style:style style:name="T12" style:family="text">
      <style:text-properties style:font-name="Varela Round" style:font-name-asian="Varela Round1" style:font-name-complex="Varela Round1"/>
    </style:style>
    <style:style style:name="T13" style:family="text">
      <style:text-properties style:font-name="Varela Round" officeooo:rsid="001dd754" style:font-name-asian="Varela Round1" style:font-name-complex="Varela Round1"/>
    </style:style>
    <style:style style:name="T14" style:family="text">
      <style:text-properties fo:font-size="17pt" fo:font-weight="bold" style:font-size-asian="17pt" style:font-weight-asian="bold" style:font-size-complex="17pt"/>
    </style:style>
    <style:style style:name="T15" style:family="text">
      <style:text-properties officeooo:rsid="0016f2bc"/>
    </style:style>
    <style:style style:name="T16" style:family="text">
      <style:text-properties officeooo:rsid="001848d7"/>
    </style:style>
    <style:style style:name="T17" style:family="text">
      <style:text-properties fo:font-variant="normal" fo:text-transform="none" fo:color="#414152" fo:font-size="8pt" fo:letter-spacing="normal" fo:font-style="italic" fo:font-weight="normal" officeooo:rsid="001848d7" style:font-style-asian="italic"/>
    </style:style>
    <style:style style:name="T18" style:family="text">
      <style:text-properties officeooo:rsid="001c22a9"/>
    </style:style>
    <style:style style:name="T19" style:family="text">
      <style:text-properties officeooo:rsid="001dd754"/>
    </style:style>
    <style:style style:name="T20" style:family="text">
      <style:text-properties officeooo:rsid="001e1dc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bookmark text:name="_6gbj8hwfu93v"/>Scripts and Modules</text:p>
      <text:p text:style-name="Heading_20_2"><text:bookmark text:name="_qncrmpqjhh6x"/>Exercises</text:p>
      <text:p text:style-name="Heading_20_3"><text:bookmark text:name="_u1ddizwzp2zj"/>Week 5</text:p>
      <text:p text:style-name="P1">Prior to attempting these exercises ensure you have read the lecture notes and/or viewed the video, and followed the practical. You may wish to use the Python interpreter in interactive mode to help work out the solutions to some of the questions.</text:p>
      <text:p text:style-name="P1">Download and store this document within your own filespace, so the contents can be edited. You will be able to refer to it during the test in Week 6.</text:p>
      <text:p text:style-name="P2"/>
      <text:p text:style-name="P4"><text:span text:style-name="T3">Enter your answers directly into the highlighted boxes.</text:span></text:p>
      <text:p text:style-name="P4"/>
      <text:p text:style-name="P14"/>
      <text:p text:style-name="P14"/>
      <text:p text:style-name="P2"/>
      <text:p text:style-name="P2"/>
      <text:p text:style-name="P2"/>
      <text:p text:style-name="P2"/>
      <text:p text:style-name="P2"/>
      <text:p text:style-name="P14"/>
      <text:p text:style-name="P14"/>
      <text:p text:style-name="P14"/>
      <text:p text:style-name="P14"/>
      <text:p text:style-name="P14">For more information about the module delivery, assessment and feedback please refer to the module within the MyBeckett portal.</text:p>
      <text:p text:style-name="P3"><text:span text:style-name="T4">_________________________________________________________________________</text:span></text:p>
      <text:p text:style-name="P18"><text:bookmark text:name="_hk4qp072oeds"/><text:span text:style-name="T5">©2021 Mark Dixon / Tony Jenkins</text:span></text:p>
      <text:p text:style-name="P3"><text:span text:style-name="T4">_________________________________________________________________________</text:span></text:p>
      <text:p text:style-name="P3">When a Python program is stored within a text file (i.e. a <text:span text:style-name="T6">script</text:span>), what suffix should be used for the filename?</text:p>
      <text:p text:style-name="P14"><text:soft-page-break/><text:span text:style-name="T6">Answer:</text:span></text:p>
      <text:p text:style-name="P6"><text:span text:style-name="T15">suffix.py</text:span></text:p>
      <text:p text:style-name="P3"><text:span text:style-name="T4">_________________________________________________________________________</text:span></text:p>
      <text:p text:style-name="P3">Is it necessary to use a special Integrated Development Environment (IDE) to write Python code in text files?</text:p>
      <text:p text:style-name="P14"><text:span text:style-name="T6">Answer:</text:span></text:p>
      <text:p text:style-name="P6"><text:span text:style-name="T15">No , it is not <text:s/>necessary to use a special Integrated Development Environment (IDE) to write Python code in text files.</text:span></text:p>
      <text:p text:style-name="P3"><text:span text:style-name="T4">_________________________________________________________________________</text:span></text:p>
      <text:p text:style-name="P3">When a <text:span text:style-name="T6">script</text:span> is executed from a file, are the results of evaluating expressions automatically displayed on the screen without the need of a <text:span text:style-name="T8">print()</text:span> function call?</text:p>
      <text:p text:style-name="P14"><text:span text:style-name="T6">Answer:</text:span></text:p>
      <text:p text:style-name="P5">No, the results of evaluating expressions are not automatically displayed on the screen without the need of a <text:span text:style-name="T8">print()</text:span> function call.</text:p>
      <text:p text:style-name="P4"/>
      <text:p text:style-name="P3"><text:span text:style-name="T4">_________________________________________________________________________</text:span></text:p>
      <text:p text:style-name="P3">What command would need to be typed in an operating system terminal window in order to execute a Python script called <text:span text:style-name="T8">PrintNames.py</text:span>?</text:p>
      <text:p text:style-name="P14"><text:span text:style-name="T6">Answer:</text:span></text:p>
      <text:p text:style-name="P4"><text:s/><text:span text:style-name="T15">python PrintNames.py </text:span></text:p>
      <text:p text:style-name="P4"/>
      <text:p text:style-name="P3">What command would need to be typed in a terminal in order to pass the values <text:span text:style-name="T11">"John", <text:s/>"Eric", "Graham"</text:span> as <text:span text:style-name="T6">command line arguments</text:span> to the <text:span text:style-name="T8">PrintNames.py</text:span> script?</text:p>
      <text:p text:style-name="P14"><text:span text:style-name="T6">Answer:</text:span></text:p>
      <text:p text:style-name="P4">python PrintNames.py John Eric Graham</text:p>
      <text:p text:style-name="P16">import sys</text:p>
      <text:p text:style-name="P16">print("Command line arguments:")</text:p>
      <text:p text:style-name="P16">for arg in sys.argv[1:]:</text:p>
      <text:p text:style-name="P16"><text:s text:c="4"/>print(arg)</text:p>
      <text:p text:style-name="P4"/>
      <text:p text:style-name="P3"><text:span text:style-name="T4">_________________________________________________________________________</text:span></text:p>
      <text:p text:style-name="P3"/>
      <text:p text:style-name="P3">When a Python script wishes to access <text:span text:style-name="T6">command line arguments</text:span>, what <text:span text:style-name="T4">module</text:span> needs to be imported?</text:p>
      <text:p text:style-name="P14"><text:span text:style-name="T6">Answer:</text:span></text:p>
      <text:p text:style-name="P4"><text:s/><text:span text:style-name="T16">sys module</text:span></text:p>
      <text:p text:style-name="P4"/>
      <text:p text:style-name="P3"><text:soft-page-break/><text:span text:style-name="T4">_________________________________________________________________________</text:span></text:p>
      <text:p text:style-name="P3">What is the data-type of the <text:span text:style-name="T8">sys.argv</text:span> variable?</text:p>
      <text:p text:style-name="P14"><text:span text:style-name="T6">Answer:</text:span></text:p>
      <text:p text:style-name="P12"><text:s/><text:span text:style-name="T20">String <text:s/>is the data-type of the </text:span><text:span text:style-name="T10">sys.argv</text:span><text:span text:style-name="T20"> variable.</text:span></text:p>
      <text:p text:style-name="P4"><text:s/></text:p>
      <text:p text:style-name="P3"><text:span text:style-name="T4">_________________________________________________________________________</text:span></text:p>
      <text:p text:style-name="P3">What is stored within the first element of the <text:span text:style-name="T8">sys.argv</text:span> variable?</text:p>
      <text:p text:style-name="P14"><text:span text:style-name="T6">Answer:</text:span></text:p>
      <text:p text:style-name="P7">sys.argv[0]</text:p>
      <text:p text:style-name="P4"/>
      <text:p text:style-name="P3"><text:span text:style-name="T4">_________________________________________________________________________</text:span></text:p>
      <text:p text:style-name="P3">Use a text editor to write the <text:span text:style-name="T6">script</text:span> called <text:span text:style-name="T8">PrintNames.py</text:span>. This should display any <text:span text:style-name="T6">command line arguments</text:span> that were passed during execution.</text:p>
      <text:p text:style-name="P3">Once complete, place your solution in the answer box below.</text:p>
      <text:p text:style-name="P14"><text:span text:style-name="T6">A</text:span><text:span text:style-name="Source_20_Text"><text:span text:style-name="T17">nswer:</text:span></text:span></text:p>
      <text:p text:style-name="P21">PS C:\Users\prabi\OneDrive\Desktop&gt; python PrintName.py</text:p>
      <text:p text:style-name="P21">Command-line arguments:</text:p>
      <text:p text:style-name="P21">PS C:\Users\prabi\OneDrive\Desktop&gt; python PrintName.py arg1 arg2 arg3</text:p>
      <text:p text:style-name="P21">Command-line arguments:</text:p>
      <text:p text:style-name="P21">arg1</text:p>
      <text:p text:style-name="P21">arg2</text:p>
      <text:p text:style-name="P21">arg3</text:p>
      <text:p text:style-name="P21"/>
      <text:p text:style-name="P3">Improve the solution so it uses an <text:span text:style-name="T8">if</text:span> statement to check that at least one name was passed, or otherwise print a message saying “no names provided”. Place your improved solution in the answer box below.</text:p>
      <text:p text:style-name="P14"><text:span text:style-name="T6">Answer:</text:span></text:p>
      <text:p text:style-name="P4">import sys</text:p>
      <text:p text:style-name="P16">if len(sys.argv) &lt; 2:</text:p>
      <text:p text:style-name="P16"><text:s text:c="4"/>print("No names provided")</text:p>
      <text:p text:style-name="P16">else:</text:p>
      <text:p text:style-name="P16"><text:s text:c="4"/>print("Command-line arguments:")</text:p>
      <text:p text:style-name="P16"><text:s text:c="4"/>for arg in sys.argv[1:]:</text:p>
      <text:p text:style-name="P16"><text:s text:c="8"/>print(arg)</text:p>
      <text:p text:style-name="P4"/>
      <text:p text:style-name="P3"/>
      <text:p text:style-name="P3"><text:span text:style-name="T4">_________________________________________________________________________</text:span></text:p>
      <text:p text:style-name="P3"><text:soft-page-break/>When using an import statement it is possible to provide an <text:span text:style-name="T6">alias</text:span> that can be used as an alternative name to access module content.</text:p>
      <text:p text:style-name="P3">Write an <text:span text:style-name="T4">import</text:span> statement that imports the whole of the <text:span text:style-name="T8">sys</text:span> module, and renames it to <text:span text:style-name="T8">my_system</text:span>.</text:p>
      <text:p text:style-name="P14"><text:span text:style-name="T6">Answer:</text:span></text:p>
      <text:p text:style-name="P8">import sys as my_system</text:p>
      <text:p text:style-name="P4"/>
      <text:p text:style-name="P3">Write a <text:span text:style-name="T4">from..import</text:span> statement that imports only the <text:span text:style-name="T8">math.floor</text:span> function, and renames it to <text:span text:style-name="T8">lower</text:span></text:p>
      <text:p text:style-name="P14"><text:span text:style-name="T6">Answer:</text:span></text:p>
      <text:p text:style-name="P8">from math import floor as lower</text:p>
      <text:p text:style-name="P4"/>
      <text:p text:style-name="P3"><text:span text:style-name="T4">_________________________________________________________________________</text:span></text:p>
      <text:p text:style-name="P3">What is stored in a <text:span text:style-name="T6">symbol-table</text:span>?</text:p>
      <text:p text:style-name="P14"><text:span text:style-name="T6">Answer:</text:span></text:p>
      <text:p text:style-name="P9">It stores informations about the scope and binding of names instances of various entities such as variable and function name, classes, objects, etc. </text:p>
      <text:p text:style-name="P4"/>
      <text:p text:style-name="P3"><text:span text:style-name="T4">_________________________________________________________________________</text:span></text:p>
      <text:p text:style-name="P3">Why is the following type of import statement generally not recommended?</text:p>
      <text:p text:style-name="P3"><text:span text:style-name="T8">from math import *</text:span></text:p>
      <text:p text:style-name="P14"><text:span text:style-name="T6">Answer:</text:span></text:p>
      <text:p text:style-name="P9">Because it imports all the names defined in the math module into the current namespace.</text:p>
      <text:p text:style-name="P17"/>
      <text:p text:style-name="P3"><text:span text:style-name="T4">_________________________________________________________________________</text:span></text:p>
      <text:p text:style-name="P3">When working in <text:span text:style-name="T6">interactive-mode</text:span> what convenient function can be used to list all names defined within a module?</text:p>
      <text:p text:style-name="P14"><text:span text:style-name="T6">Answer:</text:span></text:p>
      <text:p text:style-name="P10"><text:s/><text:span text:style-name="T18">dir() <text:s/>function can be used to list all names defined within a module.</text:span></text:p>
      <text:p text:style-name="P4"/>
      <text:p text:style-name="P15"/>
      <text:p text:style-name="P3"><text:span text:style-name="T4">_________________________________________________________________________</text:span></text:p>
      <text:p text:style-name="P3">What is the value stored within the <text:span text:style-name="T8">sys.path</text:span> variable used for?</text:p>
      <text:p text:style-name="P14"><text:span text:style-name="T6">Answer:</text:span></text:p>
      <text:p text:style-name="P4">&gt;&gt;&gt; import sys</text:p>
      <text:p text:style-name="P16"><text:soft-page-break/>&gt;&gt;&gt; print(sys.path)</text:p>
      <text:p text:style-name="P16">['', 'C:\\Program Files\\WindowsApps\\PythonSoftwareFoundation.Python.3.11_3.11.2032.0_x64__qbz5n2kfra8p0\\python311.zip', 'C:\\Program Files\\WindowsApps\\PythonSoftwareFoundation.Python.3.11_3.11.2032.0_x64__qbz5n2kfra8p0\\DLLs', 'C:\\Program Files\\WindowsApps\\PythonSoftwareFoundation.Python.3.11_3.11.2032.0_x64__qbz5n2kfra8p0\\Lib', 'C:\\Program Files\\WindowsApps\\PythonSoftwareFoundation.Python.3.11_3.11.2032.0_x64__qbz5n2kfra8p0', 'C:\\Program Files\\WindowsApps\\PythonSoftwareFoundation.Python.3.11_3.11.2032.0_x64__qbz5n2kfra8p0\\Lib\\site-packages']</text:p>
      <text:p text:style-name="P4"/>
      <text:p text:style-name="P3"><text:span text:style-name="T4">_________________________________________________________________________</text:span></text:p>
      <text:p text:style-name="P3">When a program is being executed as a <text:span text:style-name="T6">script</text:span> what value is assigned to the special variable <text:span text:style-name="T12">__</text:span><text:span text:style-name="T8">name</text:span><text:span text:style-name="T12">__</text:span>?</text:p>
      <text:p text:style-name="P14"><text:span text:style-name="T6">Answer:</text:span></text:p>
      <text:p text:style-name="P11"><text:s/>“__<text:span text:style-name="T19">main__”value is assigned to the special variable </text:span><text:span text:style-name="T13">__</text:span><text:span text:style-name="T9">name</text:span><text:span text:style-name="T13">__.</text:span></text:p>
      <text:p text:style-name="P4"/>
      <text:p text:style-name="P3">What value is assigned to the <text:span text:style-name="T12">__</text:span><text:span text:style-name="T8">name</text:span><text:span text:style-name="T12">__</text:span> <text:s/>variable when a program has been imported as a <text:span text:style-name="T6">module</text:span>?</text:p>
      <text:p text:style-name="P14"><text:span text:style-name="T6">Answer:</text:span></text:p>
      <text:p text:style-name="P11"><text:s/><text:span text:style-name="T19">The name of the module as a string <text:s/>is assigned to the </text:span><text:span text:style-name="T13">__</text:span><text:span text:style-name="T9">name</text:span><text:span text:style-name="T13">__</text:span><text:span text:style-name="T19"> <text:s/>variable when a program has been imported as a </text:span><text:span text:style-name="T7">module.</text:span></text:p>
      <text:p text:style-name="P4"/>
      <text:p text:style-name="P3"><text:span text:style-name="T4">_________________________________________________________________________</text:span></text:p>
      <text:p text:style-name="P3">Why is it useful for a program to be able to detect whether it is running as a <text:span text:style-name="T6">script</text:span>, or whether it has been imported as a <text:span text:style-name="T6">module</text:span>?</text:p>
      <text:p text:style-name="P14"><text:span text:style-name="T6">Answer:</text:span></text:p>
      <text:p text:style-name="P4"><text:s/><text:span text:style-name="T20">Because it allows program to behave differently in each case.</text:span></text:p>
      <text:p text:style-name="P4"/>
      <text:p text:style-name="P2"/>
      <text:p text:style-name="P2"/>
      <text:p text:style-name="P2"/>
      <text:p text:style-name="P3"><text:span text:style-name="T4">_________________________________________________________________________</text:span></text:p>
      <text:p text:style-name="P19"><text:bookmark text:name="_2newnc5wu9eh"/><text:span text:style-name="T14">Exercises are complete</text:span></text:p>
      <text:p text:style-name="P1"><text:soft-page-break/>Save this logbook with your answers. Then ask your tutor to check your responses to each question.</text:p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Roboto" svg:font-family="Roboto" style:font-family-generic="roman" style:font-pitch="variable"/>
    <style:font-face style:name="Varela Round" svg:font-family="'Varela Round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  <style:font-face style:name="Varela Round1" svg:font-family="'Varela Round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 style:default-outline-level="">
      <style:paragraph-properties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12-17T20:08:37.573000000</dc:date>
    <meta:editing-duration>PT4M8S</meta:editing-duration>
    <meta:editing-cycles>1</meta:editing-cycles>
    <meta:document-statistic meta:table-count="0" meta:image-count="0" meta:object-count="0" meta:page-count="6" meta:paragraph-count="106" meta:word-count="777" meta:character-count="6375" meta:non-whitespace-character-count="5662"/>
    <meta:generator>Neat_Office/6.2.8.2$Windows_x86 LibreOffice_project/</meta:generator>
  </office:meta>
</office:document-meta>
</file>